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35d0" officeooo:paragraph-rsid="001635d0"/>
    </style:style>
    <style:style style:name="T1" style:family="text">
      <style:text-properties officeooo:rsid="00165c65"/>
    </style:style>
    <style:style style:name="T2" style:family="text">
      <style:text-properties officeooo:rsid="0019fc8a"/>
    </style:style>
    <style:style style:name="T3" style:family="text">
      <style:text-properties officeooo:rsid="00225de1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TAG MEMORY TEST <text:span text:style-name="T1">(18 de NOV 22)</text:span></text:p>
      <text:p text:style-name="P1"/>
      <text:p text:style-name="P1">1º Ivan Dario 54</text:p>
      <text:p text:style-name="P1">2º Kevin 50</text:p>
      <text:p text:style-name="P1">3º Emilo 40</text:p>
      <text:p text:style-name="P1"><text:tab/><text:span text:style-name="T3">Profesor 40</text:span></text:p>
      <text:p text:style-name="P1">4º Luis 39 </text:p>
      <text:p text:style-name="P1">5º Gabriel 37</text:p>
      <text:p text:style-name="P1">6 Álvaro a 36</text:p>
      <text:p text:style-name="P1">7 Antonio <text:span text:style-name="T2">36</text:span></text:p>
      <text:p text:style-name="P1">8 Ivan <text:span text:style-name="T2">36 </text:span></text:p>
      <text:p text:style-name="P1">9 Romeo <text:span text:style-name="T2">33</text:span></text:p>
      <text:p text:style-name="P1">10 Javier <text:span text:style-name="T2">31</text:span></text:p>
      <text:p text:style-name="P1">11 Sergio <text:span text:style-name="T2">30</text:span></text:p>
      <text:p text:style-name="P1">12 David <text:span text:style-name="T2">28</text:span></text:p>
      <text:p text:style-name="P1">13 Isaac <text:span text:style-name="T2">25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6:33:40.171873285</meta:creation-date>
    <dc:date>2022-11-18T16:47:00.916468412</dc:date>
    <meta:editing-duration>PT13M19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15" meta:word-count="51" meta:character-count="200" meta:non-whitespace-character-count="161"/>
  </office:meta>
</office:document-meta>
</file>